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A7047163.png" manifest:media-type="image/png"/>
  <manifest:file-entry manifest:full-path="Pictures/100001900000029500000295C9FEA0B4.svg" manifest:media-type="image/svg+xml"/>
  <manifest:file-entry manifest:full-path="Pictures/1000000100000019000000194C8A7B5D.png" manifest:media-type="image/png"/>
  <manifest:file-entry manifest:full-path="Pictures/100000010000001900000019CB80E987.png" manifest:media-type="image/png"/>
  <manifest:file-entry manifest:full-path="Pictures/1000000100000019000000191C57C46D.png" manifest:media-type="image/png"/>
  <manifest:file-entry manifest:full-path="Pictures/1000010700000295000002956DC23E94.svg" manifest:media-type="image/svg+xml"/>
  <manifest:file-entry manifest:full-path="Pictures/100000010000001900000019AA1244B1.png" manifest:media-type="image/png"/>
  <manifest:file-entry manifest:full-path="Pictures/10000869000002950000029579DB237B.svg" manifest:media-type="image/svg+xml"/>
  <manifest:file-entry manifest:full-path="Pictures/100001AA0000029500000295170BE1F1.svg" manifest:media-type="image/svg+xml"/>
  <manifest:file-entry manifest:full-path="Pictures/1000000100000019000000196BBFF1B3.png" manifest:media-type="image/png"/>
  <manifest:file-entry manifest:full-path="Pictures/100001150000029500000295DE666B37.svg" manifest:media-type="image/svg+xml"/>
  <manifest:file-entry manifest:full-path="Pictures/10000001000000190000001954242961.png" manifest:media-type="image/png"/>
  <manifest:file-entry manifest:full-path="Pictures/1000010B0000029500000295B4609361.svg" manifest:media-type="image/svg+xml"/>
  <manifest:file-entry manifest:full-path="Pictures/100000DE00000295000002951C32D62E.svg" manifest:media-type="image/svg+xml"/>
  <manifest:file-entry manifest:full-path="Pictures/1000014700000295000002952A0BF8E0.svg" manifest:media-type="image/svg+xml"/>
  <manifest:file-entry manifest:full-path="Pictures/100000010000001900000019C054795D.png" manifest:media-type="image/png"/>
  <manifest:file-entry manifest:full-path="Pictures/1000019A0000029500000295BA114C05.svg" manifest:media-type="image/svg+xml"/>
  <manifest:file-entry manifest:full-path="Pictures/100000010000001900000019ED9ECE5B.png" manifest:media-type="image/png"/>
  <manifest:file-entry manifest:full-path="Pictures/100002030000029500000295AF9B8593.svg" manifest:media-type="image/svg+xml"/>
  <manifest:file-entry manifest:full-path="Pictures/100000010000001900000019CFC2844F.png" manifest:media-type="image/png"/>
  <manifest:file-entry manifest:full-path="Pictures/10000138000002950000029548E9005F.svg" manifest:media-type="image/svg+xml"/>
  <manifest:file-entry manifest:full-path="Pictures/1000000100000019000000199062C7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7.75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4.355cm" fo:min-width="7.12cm" loext:decorative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10.545cm" fo:min-width="5.85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4.355cm" fo:min-width="8.39cm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1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56cm" fo:min-width="6.12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5cm" svg:height="14.605cm" svg:x="19.05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4.605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10.795cm" svg:x="1.27cm" svg:y="1.27cm">
          <text:p/>
          <draw:enhanced-geometry svg:viewBox="0 0 21600 21600" draw:type="rectangle" draw:enhanced-path="M 0 0 L 21600 0 21600 21600 0 21600 0 0 Z N"/>
        </draw:custom-shape>
        <draw:g draw:style-name="gr4">
          <draw:custom-shape draw:style-name="gr5" draw:text-style-name="P1" draw:layer="layout" svg:width="1.27cm" svg:height="1.905cm" svg:x="6.985cm" svg:y="6.98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0.66cm" svg:height="0.66cm" svg:x="7.334cm" svg:y="7.649cm">
            <draw:image xlink:href="Pictures/10000869000002950000029579DB237B.svg" xlink:type="simple" xlink:show="embed" xlink:actuate="onLoad" draw:mime-type="image/svg+xml">
              <text:p/>
            </draw:image>
            <draw:image xlink:href="Pictures/10000001000000190000001954242961.png" xlink:type="simple" xlink:show="embed" xlink:actuate="onLoad" draw:mime-type="image/png"/>
          </draw:frame>
        </draw:g>
        <draw:custom-shape draw:style-name="gr7" draw:text-style-name="P4" draw:layer="layout" svg:width="8.89cm" svg:height="14.605cm" svg:x="9.16cm" svg:y="0.6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66cm" svg:height="0.66cm" svg:x="17.09cm" svg:y="0.845cm">
          <draw:image xlink:href="Pictures/100000DE00000295000002951C32D62E.svg" xlink:type="simple" xlink:show="embed" xlink:actuate="onLoad" draw:mime-type="image/svg+xml">
            <text:p/>
          </draw:image>
          <draw:image xlink:href="Pictures/1000000100000019000000196BBFF1B3.png" xlink:type="simple" xlink:show="embed" xlink:actuate="onLoad" draw:mime-type="image/png"/>
        </draw:frame>
        <draw:frame draw:style-name="gr6" draw:text-style-name="P3" draw:layer="layout" svg:width="0.66cm" svg:height="0.66cm" svg:x="9.77cm" svg:y="2.34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C054795D.png" xlink:type="simple" xlink:show="embed" xlink:actuate="onLoad" draw:mime-type="image/png"/>
        </draw:frame>
        <draw:frame draw:style-name="gr6" draw:text-style-name="P3" draw:layer="layout" svg:width="0.66cm" svg:height="0.66cm" svg:x="9.77cm" svg:y="14.345cm">
          <draw:image xlink:href="Pictures/100001150000029500000295DE666B37.svg" xlink:type="simple" xlink:show="embed" xlink:actuate="onLoad" draw:mime-type="image/svg+xml">
            <text:p/>
          </draw:image>
          <draw:image xlink:href="Pictures/100000010000001900000019ED9ECE5B.png" xlink:type="simple" xlink:show="embed" xlink:actuate="onLoad" draw:mime-type="image/png"/>
        </draw:frame>
        <draw:line draw:style-name="gr8" draw:text-style-name="P3" draw:layer="layout" svg:x1="9.795cm" svg:y1="13.935cm" svg:x2="17.415cm" svg:y2="13.935cm">
          <text:p/>
        </draw:line>
        <draw:frame draw:style-name="gr9" draw:text-style-name="P5" draw:layer="layout" svg:width="5.08cm" svg:height="0.962cm" svg:x="10.53cm" svg:y="0.735cm">
          <draw:text-box>
            <text:p>Settings</text:p>
          </draw:text-box>
        </draw:frame>
        <draw:frame draw:style-name="gr10" draw:text-style-name="P5" draw:layer="layout" svg:width="3.113cm" svg:height="0.962cm" svg:x="10.492cm" svg:y="2.113cm">
          <draw:text-box>
            <text:p>Picture…</text:p>
          </draw:text-box>
        </draw:frame>
        <draw:frame draw:style-name="gr11" draw:text-style-name="P5" draw:layer="layout" svg:width="4.361cm" svg:height="0.962cm" svg:x="11.149cm" svg:y="11.358cm">
          <draw:text-box>
            <text:p>Transparency</text:p>
          </draw:text-box>
        </draw:frame>
        <draw:frame draw:style-name="gr12" draw:text-style-name="P5" draw:layer="layout" svg:width="3.361cm" svg:height="0.962cm" svg:x="11.09cm" svg:y="10.19cm">
          <draw:text-box>
            <text:p>OpenCSV</text:p>
          </draw:text-box>
        </draw:frame>
        <draw:frame draw:style-name="gr6" draw:text-style-name="P3" draw:layer="layout" svg:width="0.66cm" svg:height="0.66cm" svg:x="10.33cm" svg:y="10.39cm">
          <draw:image xlink:href="Pictures/100002030000029500000295AF9B8593.svg" xlink:type="simple" xlink:show="embed" xlink:actuate="onLoad" draw:mime-type="image/svg+xml">
            <text:p/>
          </draw:image>
          <draw:image xlink:href="Pictures/1000000100000019000000199062C741.png" xlink:type="simple" xlink:show="embed" xlink:actuate="onLoad" draw:mime-type="image/png"/>
        </draw:frame>
        <draw:frame draw:style-name="gr6" draw:text-style-name="P3" draw:layer="layout" svg:width="0.66cm" svg:height="0.66cm" svg:x="10.384cm" svg:y="11.549cm">
          <draw:image xlink:href="Pictures/1000019A0000029500000295BA114C05.svg" xlink:type="simple" xlink:show="embed" xlink:actuate="onLoad" draw:mime-type="image/svg+xml">
            <text:p/>
          </draw:image>
          <draw:image xlink:href="Pictures/100000010000001900000019CFC2844F.png" xlink:type="simple" xlink:show="embed" xlink:actuate="onLoad" draw:mime-type="image/png"/>
        </draw:frame>
        <draw:g draw:style-name="gr13">
          <draw:frame draw:style-name="gr6" draw:text-style-name="P3" draw:layer="layout" svg:width="0.66cm" svg:height="0.66cm" svg:x="10.426cm" svg:y="12.894cm">
            <draw:image xlink:href="Pictures/10000138000002950000029548E9005F.svg" xlink:type="simple" xlink:show="embed" xlink:actuate="onLoad" draw:mime-type="image/svg+xml">
              <text:p/>
            </draw:image>
            <draw:image xlink:href="Pictures/100000010000001900000019AA1244B1.png" xlink:type="simple" xlink:show="embed" xlink:actuate="onLoad" draw:mime-type="image/png"/>
          </draw:frame>
          <draw:line draw:style-name="gr8" draw:text-style-name="P3" draw:layer="layout" svg:x1="11.521cm" svg:y1="13.229cm" svg:x2="16.601cm" svg:y2="13.229cm">
            <text:p/>
          </draw:line>
          <draw:line draw:style-name="gr8" draw:text-style-name="P3" draw:layer="layout" svg:x1="12.791cm" svg:y1="12.559cm" svg:x2="12.791cm" svg:y2="13.829cm">
            <text:p/>
          </draw:line>
        </draw:g>
        <draw:frame draw:style-name="gr14" draw:text-style-name="P5" draw:layer="layout" svg:width="1.667cm" svg:height="0.962cm" svg:x="10.774cm" svg:y="14.143cm">
          <draw:text-box>
            <text:p>Quit</text:p>
          </draw:text-box>
        </draw:frame>
        <draw:frame draw:style-name="gr15" draw:text-style-name="P5" draw:layer="layout" svg:width="2.69cm" svg:height="0.962cm" svg:x="10.621cm" svg:y="9.026cm">
          <draw:text-box>
            <text:p>Overlay</text:p>
          </draw:text-box>
        </draw:frame>
        <draw:frame draw:style-name="gr6" draw:text-style-name="P3" draw:layer="layout" svg:width="0.66cm" svg:height="0.66cm" svg:x="9.77cm" svg:y="9.245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g draw:style-name="gr13">
          <draw:line draw:style-name="gr8" draw:text-style-name="P3" draw:layer="layout" svg:x1="11.69cm" svg:y1="8.05cm" svg:x2="16.31cm" svg:y2="8.05cm">
            <text:p/>
          </draw:line>
          <draw:line draw:style-name="gr8" draw:text-style-name="P3" draw:layer="layout" svg:x1="12.96cm" svg:y1="7.38cm" svg:x2="12.96cm" svg:y2="8.65cm">
            <text:p/>
          </draw:line>
          <draw:frame draw:style-name="gr6" draw:text-style-name="P3" draw:layer="layout" svg:width="0.66cm" svg:height="0.66cm" svg:x="16.72cm" svg:y="7.78cm">
            <draw:image xlink:href="Pictures/100001AA0000029500000295170BE1F1.svg" xlink:type="simple" xlink:show="embed" xlink:actuate="onLoad" draw:mime-type="image/svg+xml">
              <text:p/>
            </draw:image>
            <draw:image xlink:href="Pictures/1000000100000019000000194C8A7B5D.png" xlink:type="simple" xlink:show="embed" xlink:actuate="onLoad" draw:mime-type="image/png"/>
          </draw:frame>
          <draw:frame draw:style-name="gr6" draw:text-style-name="P3" draw:layer="layout" svg:width="0.66cm" svg:height="0.66cm" svg:x="10.649cm" svg:y="7.769cm">
            <draw:image xlink:href="Pictures/100001900000029500000295C9FEA0B4.svg" xlink:type="simple" xlink:show="embed" xlink:actuate="onLoad" draw:mime-type="image/svg+xml">
              <text:p/>
            </draw:image>
            <draw:image xlink:href="Pictures/1000000100000019000000191C57C46D.png" xlink:type="simple" xlink:show="embed" xlink:actuate="onLoad" draw:mime-type="image/png"/>
          </draw:frame>
        </draw:g>
        <draw:custom-shape draw:style-name="gr16" draw:text-style-name="P1" draw:layer="layout" svg:width="6.62cm" svg:height="3.81cm" svg:x="10.795cm" svg:y="3.1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66cm" svg:height="0.66cm" svg:x="9.77cm" svg:y="0.935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17" draw:text-style-name="P5" draw:layer="layout" svg:width="6.716cm" svg:height="0.962cm" svg:x="19.954cm" svg:y="13.97cm">
          <draw:text-box>
            <text:p>1.0.0-fdroid/00000000</text:p>
          </draw:text-box>
        </draw:frame>
        <draw:line draw:style-name="gr8" draw:text-style-name="P3" draw:layer="layout" svg:x1="19.285cm" svg:y1="13.835cm" svg:x2="26.905cm" svg:y2="13.835cm">
          <text:p/>
        </draw:line>
        <draw:frame draw:style-name="gr6" draw:text-style-name="P3" draw:layer="layout" svg:width="0.66cm" svg:height="0.66cm" svg:x="19.795cm" svg:y="1.035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18" draw:text-style-name="P5" draw:layer="layout" svg:width="4.843cm" svg:height="0.962cm" svg:x="20.757cm" svg:y="0.843cm">
          <draw:text-box>
            <text:p>Picture Overlay</text:p>
          </draw:text-box>
        </draw:frame>
        <draw:frame draw:style-name="gr19" draw:text-style-name="P5" draw:layer="layout" svg:width="3.96cm" svg:height="0.962cm" svg:x="20.955cm" svg:y="3.81cm">
          <draw:text-box>
            <text:p>Permissions</text:p>
          </draw:text-box>
        </draw:frame>
        <draw:frame draw:style-name="gr15" draw:text-style-name="P5" draw:layer="layout" svg:width="2.69cm" svg:height="0.962cm" svg:x="20.805cm" svg:y="9.885cm">
          <draw:text-box>
            <text:p>Overlay</text:p>
          </draw:text-box>
        </draw:frame>
        <draw:frame draw:style-name="gr6" draw:text-style-name="P3" draw:layer="layout" svg:width="0.66cm" svg:height="0.66cm" svg:x="19.954cm" svg:y="10.104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frame draw:style-name="gr20" draw:text-style-name="P5" draw:layer="layout" svg:width="2.478cm" svg:height="0.962cm" svg:x="20.955cm" svg:y="7.293cm">
          <draw:text-box>
            <text:p>Picture</text:p>
          </draw:text-box>
        </draw:frame>
        <draw:frame draw:style-name="gr21" draw:text-style-name="P5" draw:layer="layout" svg:width="1.031cm" svg:height="0.962cm" svg:x="21.194cm" svg:y="8.255cm">
          <draw:text-box>
            <text:p>...</text:p>
          </draw:text-box>
        </draw:frame>
        <draw:frame draw:style-name="gr21" draw:text-style-name="P5" draw:layer="layout" svg:width="1.031cm" svg:height="0.962cm" svg:x="20.995cm" svg:y="10.955cm">
          <draw:text-box>
            <text:p>...</text:p>
          </draw:text-box>
        </draw:frame>
        <draw:frame draw:style-name="gr6" draw:text-style-name="P3" draw:layer="layout" svg:width="0.66cm" svg:height="0.66cm" svg:x="19.985cm" svg:y="7.395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C054795D.png" xlink:type="simple" xlink:show="embed" xlink:actuate="onLoad" draw:mime-type="image/png"/>
        </draw:frame>
        <draw:frame draw:style-name="gr21" draw:text-style-name="P5" draw:layer="layout" svg:width="1.031cm" svg:height="0.962cm" svg:x="19.685cm" svg:y="5.08cm">
          <draw:text-box>
            <text:p>...</text:p>
          </draw:text-box>
        </draw:frame>
        <draw:frame draw:style-name="gr6" draw:text-style-name="P3" draw:layer="layout" svg:width="0.66cm" svg:height="0.66cm" svg:x="25.775cm" svg:y="7.48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A7047163.png" xlink:type="simple" xlink:show="embed" xlink:actuate="onLoad" draw:mime-type="image/png"/>
        </draw:frame>
        <draw:frame draw:style-name="gr6" draw:text-style-name="P3" draw:layer="layout" svg:width="0.66cm" svg:height="0.66cm" svg:x="25.71cm" svg:y="10.03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A7047163.png" xlink:type="simple" xlink:show="embed" xlink:actuate="onLoad" draw:mime-type="image/png"/>
        </draw:frame>
        <draw:frame draw:style-name="gr22" draw:text-style-name="P5" draw:layer="layout" svg:width="12.349cm" svg:height="0.962cm" svg:x="4.796cm" svg:y="-3.175cm">
          <draw:text-box>
            <text:p>Picture overlay can scale to different sizes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3:39:37.220286951</meta:creation-date>
    <dc:date>2025-04-16T14:41:17.639905861</dc:date>
    <meta:editing-duration>PT1H44M27S</meta:editing-duration>
    <meta:editing-cycles>11</meta:editing-cycles>
    <meta:generator>LibreOffice/24.8.6.2$Linux_X86_64 LibreOffice_project/d50be90c1d90f0f90a5235ffcbbafbbfa38a83c2</meta:generator>
    <meta:document-statistic meta:object-count="69"/>
  </office:meta>
</office:document-meta>
</file>